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360DF942B2.png"/>
  <manifest:file-entry manifest:media-type="image/jpeg" manifest:full-path="Pictures/10000000000004080000022C5F4F2956.jpg"/>
  <manifest:file-entry manifest:media-type="image/jpeg" manifest:full-path="Pictures/10000000000004080000022CDDC3B3D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304cm" svg:height="14.71cm" svg:x="0.431cm" svg:y="3.175cm">
          <draw:image xlink:href="Pictures/10000000000004080000022CDDC3B3D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304cm" svg:height="14.71cm" svg:x="0.503cm" svg:y="3.228cm">
          <draw:image xlink:href="Pictures/10000000000004080000022C5F4F295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15.982cm" svg:x="0.001cm" svg:y="1.905cm">
          <draw:image xlink:href="Pictures/10000000000005A0000003360DF942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3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date>2010-04-16T09:24:2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